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regular" svg:font-family="inter-regular, system-ui, apple-system, BlinkMacSystemFont, 'Segoe UI', Roboto, 'Helvetica Neue', Helvetica, Arial, sans-serif"/>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2pt" fo:font-weight="normal" officeooo:rsid="001ffc64" officeooo:paragraph-rsid="001ffc64" style:font-size-asian="12pt" style:font-weight-asian="normal" style:font-size-complex="12pt" style:font-weight-complex="normal"/>
    </style:style>
    <style:style style:name="P2" style:family="paragraph" style:parent-style-name="Standard">
      <style:paragraph-properties style:line-height-at-least="0.198in"/>
      <style:text-properties fo:color="#403f53" loext:opacity="100%" style:font-name="Roboto Slab" fo:font-size="10pt" fo:font-weight="normal" fo:background-color="#fbfbfb" style:font-size-asian="10pt" style:font-size-complex="10pt"/>
    </style:style>
    <style:style style:name="P3" style:family="paragraph" style:parent-style-name="Standard">
      <style:paragraph-properties style:line-height-at-least="0.198in"/>
      <style:text-properties style:font-name="Roboto Slab" fo:font-size="10pt" style:font-size-asian="10pt" style:font-size-complex="10pt"/>
    </style:style>
    <style:style style:name="P4" style:family="paragraph" style:parent-style-name="Standard">
      <style:text-properties style:font-name="Roboto Slab" fo:font-size="10pt" fo:font-weight="bold" officeooo:rsid="001ffc64" officeooo:paragraph-rsid="001ffc64" style:font-size-asian="10pt" style:font-weight-asian="bold" style:font-size-complex="10pt" style:font-weight-complex="bold"/>
    </style:style>
    <style:style style:name="P5" style:family="paragraph" style:parent-style-name="Standard">
      <style:paragraph-properties style:writing-mode="lr-tb"/>
      <style:text-properties fo:color="#000000" loext:opacity="100%" style:font-name="Roboto Slab" fo:font-size="10pt" fo:font-weight="bold" officeooo:rsid="0021c019" officeooo:paragraph-rsid="0021c019" fo:background-color="#fbfbfb" style:font-size-asian="10pt" style:font-weight-asian="bold" style:font-size-complex="10pt" style:font-weight-complex="bold"/>
    </style:style>
    <style:style style:name="P6" style:family="paragraph" style:parent-style-name="Standard">
      <style:paragraph-properties style:writing-mode="lr-tb"/>
      <style:text-properties fo:color="#000000" loext:opacity="100%" style:font-name="Roboto Slab" fo:font-size="10pt" fo:font-weight="bold" officeooo:rsid="001ffc64" officeooo:paragraph-rsid="001ffc64" fo:background-color="#fbfbfb" style:font-size-asian="10pt" style:font-weight-asian="bold" style:font-size-complex="10pt" style:font-weight-complex="bold"/>
    </style:style>
    <style:style style:name="P7" style:family="paragraph" style:parent-style-name="Standard">
      <style:paragraph-properties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8" style:family="paragraph" style:parent-style-name="Standard">
      <style:paragraph-properties style:writing-mode="lr-tb"/>
      <style:text-properties style:font-name="Roboto Slab" fo:font-size="10pt" fo:font-weight="normal" officeooo:rsid="001ffc64" officeooo:paragraph-rsid="001ffc64" style:font-size-asian="10pt" style:font-weight-asian="normal" style:font-size-complex="10pt" style:font-weight-complex="normal"/>
    </style:style>
    <style:style style:name="P9" style:family="paragraph" style:parent-style-name="Standard">
      <style:paragraph-properties style:writing-mode="lr-tb"/>
      <style:text-properties style:font-name="Roboto Slab" fo:font-size="10pt" fo:font-weight="bold" officeooo:rsid="0021c019" officeooo:paragraph-rsid="0021c019" style:font-size-asian="10pt" style:font-weight-asian="bold" style:font-size-complex="10pt" style:font-weight-complex="bold"/>
    </style:style>
    <style:style style:name="P10" style:family="paragraph" style:parent-style-name="Standard">
      <style:paragraph-properties fo:break-before="column" style:writing-mode="lr-tb"/>
      <style:text-properties fo:color="#000000" loext:opacity="100%" style:font-name="Roboto Slab" fo:font-size="10pt" fo:font-weight="normal" officeooo:rsid="0021c019" officeooo:paragraph-rsid="0021c019" fo:background-color="#fbfbfb" style:font-size-asian="10pt" style:font-weight-asian="normal" style:font-size-complex="10pt" style:font-weight-complex="normal"/>
    </style:style>
    <style:style style:name="P11" style:family="paragraph" style:parent-style-name="Standard">
      <style:paragraph-properties fo:break-before="column" style:writing-mode="lr-tb"/>
      <style:text-properties fo:color="#000000" loext:opacity="100%" style:font-name="Roboto Slab" fo:font-size="10pt" fo:font-weight="bold" officeooo:rsid="001ffc64" officeooo:paragraph-rsid="001ffc64" fo:background-color="#fbfbfb" style:font-size-asian="10pt" style:font-weight-asian="bold" style:font-size-complex="10pt" style:font-weight-complex="bold"/>
    </style:style>
    <style:style style:name="P12" style:family="paragraph" style:parent-style-name="Standard">
      <style:paragraph-properties fo:break-before="column"/>
      <style:text-properties fo:color="#403f53" loext:opacity="100%" style:font-name="Roboto Slab" fo:font-size="10pt" fo:font-weight="normal" officeooo:rsid="001ffc64" officeooo:paragraph-rsid="001ffc64" fo:background-color="#fbfbfb" style:font-size-asian="10pt" style:font-size-complex="10pt"/>
    </style:style>
    <style:style style:name="P13" style:family="paragraph" style:parent-style-name="Standard">
      <style:paragraph-properties fo:margin-top="0in" fo:margin-bottom="0.1965in" style:contextual-spacing="false" style:line-height-at-least="0.198in"/>
      <style:text-properties style:font-name="Roboto Slab" fo:font-size="10pt" style:font-size-asian="10pt" style:font-size-complex="10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Roboto Slab" fo:font-size="10pt" fo:letter-spacing="normal" fo:font-style="normal" fo:font-weight="normal" style:font-size-asian="10pt" style:font-size-complex="10pt"/>
    </style:style>
    <style:style style:name="P15" style:family="paragraph" style:parent-style-name="Text_20_body">
      <style:paragraph-properties style:writing-mode="lr-tb"/>
      <style:text-properties fo:font-variant="normal" fo:text-transform="none" fo:color="#333333" loext:opacity="100%" style:font-name="Roboto Slab" fo:font-size="10pt" fo:letter-spacing="normal" fo:font-style="normal" fo:font-weight="normal" officeooo:rsid="0021c019" officeooo:paragraph-rsid="0021c019" fo:background-color="#fbfbfb" style:font-size-asian="10pt" style:font-weight-asian="normal" style:font-size-complex="10pt" style:font-weight-complex="normal"/>
    </style:style>
    <style:style style:name="T1" style:family="text">
      <style:text-properties fo:color="#994cc3" loext:opacity="100%"/>
    </style:style>
    <style:style style:name="T2" style:family="text">
      <style:text-properties fo:color="#994cc3" loext:opacity="100%" fo:font-style="italic"/>
    </style:style>
    <style:style style:name="T3" style:family="text">
      <style:text-properties fo:color="#111111" loext:opacity="100%"/>
    </style:style>
    <style:style style:name="T4" style:family="text">
      <style:text-properties fo:color="#c96765" loext:opacity="100%"/>
    </style:style>
    <style:style style:name="T5" style:family="text">
      <style:text-properties fo:color="#4876d6" loext:opacity="100%"/>
    </style:style>
    <style:style style:name="T6" style:family="text">
      <style:text-properties fo:color="#4876d6" loext:opacity="100%" fo:font-style="italic"/>
    </style:style>
    <style:style style:name="T7" style:family="text">
      <style:text-properties fo:color="#aa0982" loext:opacity="100%"/>
    </style:style>
    <style:style style:name="T8" style:family="text">
      <style:text-properties fo:color="#0c969b" loext:opacity="100%"/>
    </style:style>
    <style:style style:name="T9" style:family="text">
      <style:text-properties fo:color="#939dbb" loext:opacity="100%"/>
    </style:style>
    <style:style style:name="T10" style:family="text">
      <style:text-properties fo:color="#939dbb" loext:opacity="100%" fo:font-style="italic"/>
    </style:style>
    <style:style style:name="T11" style:family="text">
      <style:text-properties fo:font-weight="bold" style:font-weight-asian="bold" style:font-weight-complex="bold"/>
    </style:style>
    <style:style style:name="T12" style:family="text">
      <style:text-properties officeooo:rsid="0021c019"/>
    </style:style>
    <style:style style:name="T13" style:family="text">
      <style:text-properties fo:font-weight="normal" style:font-weight-asian="normal" style:font-weight-complex="normal"/>
    </style:style>
    <style:style style:name="T14" style:family="text">
      <style:text-properties fo:font-weight="normal" officeooo:rsid="0021c01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eriment No <text:span text:style-name="T13">: 1</text:span></text:p>
      <text:p text:style-name="P5"><text:span text:style-name="T13"/></text:p>
      <text:p text:style-name="P5">Aim <text:span text:style-name="T13">: Write a C/C++/Java program to solve missionaries and cannibal problem using Breadth First Search Technique.</text:span></text:p>
      <text:p text:style-name="P5"><text:span text:style-name="T13"/></text:p>
      <text:p text:style-name="P5">Theory :</text:p>
      <text:p text:style-name="P5">Breadth First Search </text:p>
      <text:p text:style-name="P15">Breadth first search is a graph traversal algorithm that starts traversing the graph from root node and explores all the neighboring nodes. Then, it selects the nearest node and explore all the unexplored nodes. The algorithm follows the same process for each of the nearest node until it finds the goal.</text:p>
      <text:p text:style-name="P14">The algorithm of breadth first search is given below. The algorithm starts with examining the node A and all of its neighbors. In the next step, the neighbors of the nearest node of A are explored and process continues in the further steps. The algorithm explores all neighbors of all the nodes and ensures that each node is visited exactly once and no node is visited twice.</text:p>
      <text:p text:style-name="P5">State Space Search</text:p>
      <text:p text:style-name="P7">State space search is a process used in the field of computer science, including artificial intelligence (AI), in which successive configurations or states of an instance are considered, with the intention of finding a goal state with a desired property.</text:p>
      <text:p text:style-name="P7">Problems are often modeled as a state space, a set of states that a problem can be in. The set of states forms a graph where two states are connected if there is an operation that can be performed to transform the first state into the second.</text:p>
      <text:p text:style-name="P7"/>
      <text:p text:style-name="P7">State space search often differs from traditional computer science search methods because the state space is implicit: the typical state space graph is much too large to generate and store in memory. Instead, nodes are generated as they are explored, and typically discarded thereafter. A solution to a combinatorial search instance may consist of the goal state itself, or of a path from some initial state to the goal state.</text:p>
      <text:p text:style-name="P7"/>
      <text:p text:style-name="P7"><text:span text:style-name="T11">Algorithm</text:span> :</text:p>
      <text:p text:style-name="P7">1. Initialize queue Q with the initial state</text:p>
      <text:p text:style-name="P7">2. While queue Q is not empty</text:p>
      <text:p text:style-name="P7"><text:tab/>2.1 Delete the element from Q and call it S.</text:p>
      <text:p text:style-name="P7"><text:tab/>2.2 If S is goal state then exit.</text:p>
      <text:p text:style-name="P5"><text:span text:style-name="T13"><text:tab/>2.3 else get a list of rules applicable to S and store it in T.</text:span></text:p>
      <text:p text:style-name="P10"><text:tab/>2.4 If T is empty then return failure.</text:p>
      <text:p text:style-name="P7"><text:tab/>2.5 for each rule in T do</text:p>
      <text:p text:style-name="P6"><text:tab/><text:tab/><text:span text:style-name="T12">I. </text:span><text:span text:style-name="T14">Apply that rule to S and get resultant R.</text:span></text:p>
      <text:p text:style-name="P6"><text:tab/><text:tab/><text:span text:style-name="T12">II.</text:span><text:span text:style-name="T14"> If T is goal state then exit.</text:span></text:p>
      <text:p text:style-name="P6"><text:tab/><text:tab/><text:span text:style-name="T12">III.</text:span><text:span text:style-name="T14"> If T is not already seen then insert T into Q.</text:span></text:p>
      <text:p text:style-name="P5"><text:span text:style-name="T14">3. </text:span><text:span text:style-name="T13">Exit Failu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Code :</text:p>
      <text:p text:style-name="P12"><text:span text:style-name="T1">#</text:span><text:span text:style-name="T2">include</text:span> <text:span text:style-name="T3">&lt;</text:span><text:span text:style-name="T4">iostream</text:span><text:span text:style-name="T3">&gt;</text:span></text:p>
      <text:p text:style-name="P2"><text:span text:style-name="T1">#</text:span><text:span text:style-name="T2">include</text:span><text:span text:style-name="T3">&lt;</text:span><text:span text:style-name="T4">list</text:span><text:span text:style-name="T3">&gt;</text:span></text:p>
      <text:p text:style-name="P2"><text:span text:style-name="T1">#</text:span><text:span text:style-name="T2">include</text:span><text:span text:style-name="T3">&lt;</text:span><text:span text:style-name="T4">map</text:span><text:span text:style-name="T3">&gt;</text:span></text:p>
      <text:p text:style-name="P2"><text:span text:style-name="T1">#</text:span><text:span text:style-name="T2">include</text:span><text:span text:style-name="T3">&lt;</text:span><text:span text:style-name="T4">string</text:span><text:span text:style-name="T3">&gt;</text:span></text:p>
      <text:p text:style-name="P2"><text:span text:style-name="T1">using</text:span> <text:span text:style-name="T1">namespace</text:span> std;</text:p>
      <text:p text:style-name="P3"/>
      <text:p text:style-name="P2"><text:span text:style-name="T1">bool</text:span> <text:span text:style-name="T5">DEBUG</text:span><text:span text:style-name="T1">=</text:span><text:span text:style-name="T5">false</text:span>;</text:p>
      <text:p text:style-name="P2"><text:span text:style-name="T5">list</text:span><text:span text:style-name="T1">&lt;struct</text:span> <text:span text:style-name="T5">node</text:span><text:span text:style-name="T1">&gt;</text:span> <text:span text:style-name="T5">queue</text:span>;</text:p>
      <text:p text:style-name="P2"><text:span text:style-name="T5">map</text:span><text:span text:style-name="T1">&lt;</text:span><text:span text:style-name="T5">string</text:span>,<text:span text:style-name="T1">bool&gt;</text:span> <text:span text:style-name="T5">visited</text:span>;</text:p>
      <text:p text:style-name="P2"><text:span text:style-name="T1">int</text:span> <text:span text:style-name="T5">M</text:span><text:span text:style-name="T1">=</text:span><text:span text:style-name="T7">3</text:span>,<text:span text:style-name="T5">C</text:span><text:span text:style-name="T1">=</text:span><text:span text:style-name="T7">3</text:span>,<text:span text:style-name="T5">B</text:span><text:span text:style-name="T1">=</text:span><text:span text:style-name="T7">2</text:span>;</text:p>
      <text:p text:style-name="P13"/>
      <text:p text:style-name="P2"><text:span text:style-name="T1">struct</text:span> <text:span text:style-name="T5">node</text:span>{</text:p>
      <text:p text:style-name="P2"><text:span text:style-name="T1">int</text:span> <text:span text:style-name="T8">m</text:span>;</text:p>
      <text:p text:style-name="P2"><text:span text:style-name="T1">int</text:span> <text:span text:style-name="T8">c</text:span>;</text:p>
      <text:p text:style-name="P2"><text:span text:style-name="T1">char</text:span> <text:span text:style-name="T8">side</text:span>;</text:p>
      <text:p text:style-name="P2">};</text:p>
      <text:p text:style-name="P13"/>
      <text:p text:style-name="P2"><text:span text:style-name="T1">bool</text:span> <text:span text:style-name="T6">seen</text:span>(<text:span text:style-name="T1">int</text:span> m, <text:span text:style-name="T1">int</text:span> n, <text:span text:style-name="T1">char</text:span> side){</text:p>
      <text:p text:style-name="P2"><text:span text:style-name="T9">//</text:span><text:span text:style-name="T10">Checks if the node has already been encountered</text:span></text:p>
      <text:p text:style-name="P2"><text:span text:style-name="T5">string</text:span> <text:span text:style-name="T5">temp</text:span><text:span text:style-name="T1">=</text:span><text:span text:style-name="T6">to_string</text:span>(m)<text:span text:style-name="T6">+</text:span><text:span text:style-name="T3">"</text:span><text:span text:style-name="T4">,</text:span><text:span text:style-name="T3">"</text:span><text:span text:style-name="T6">+to_string</text:span>(n)<text:span text:style-name="T6">+</text:span>side;</text:p>
      <text:p text:style-name="P2"><text:span text:style-name="T2">if</text:span>(<text:span text:style-name="T5">visited</text:span>.<text:span text:style-name="T6">count</text:span>(<text:span text:style-name="T5">temp</text:span>)<text:span text:style-name="T1">&gt;</text:span><text:span text:style-name="T7">0</text:span>){</text:p>
      <text:p text:style-name="P2"><text:span text:style-name="T2">return</text:span> <text:span text:style-name="T5">true</text:span>;</text:p>
      <text:p text:style-name="P2">}</text:p>
      <text:p text:style-name="P2"><text:span text:style-name="T5">visited</text:span><text:span text:style-name="T6">[</text:span><text:span text:style-name="T5">temp</text:span><text:span text:style-name="T6">]</text:span><text:span text:style-name="T1">=</text:span><text:span text:style-name="T5">true</text:span>;</text:p>
      <text:p text:style-name="P2"><text:span text:style-name="T2">return</text:span> <text:span text:style-name="T5">false</text:span>;</text:p>
      <text:p text:style-name="P2">}</text:p>
      <text:p text:style-name="P2"><text:span text:style-name="T1">bool</text:span> <text:span text:style-name="T6">moreCannibals</text:span>(<text:span text:style-name="T1">int</text:span> m, <text:span text:style-name="T1">int</text:span> n){</text:p>
      <text:p text:style-name="P2"><text:span text:style-name="T9">//</text:span><text:span text:style-name="T10">Checks if in this state(m,n), either side of the </text:span></text:p>
      <text:p text:style-name="P2"><text:span text:style-name="T9">//</text:span><text:span text:style-name="T10">river has more cannibals that missionaries</text:span></text:p>
      <text:p text:style-name="P2"><text:span text:style-name="T2">if</text:span>(m<text:span text:style-name="T1">!=</text:span><text:span text:style-name="T7">0</text:span> <text:span text:style-name="T1">&amp;&amp;</text:span> m<text:span text:style-name="T1">&lt;</text:span>n){</text:p>
      <text:p text:style-name="P2"><text:span text:style-name="T2">return</text:span> <text:span text:style-name="T5">true</text:span>;</text:p>
      <text:p text:style-name="P2">}</text:p>
      <text:p text:style-name="P2">m<text:span text:style-name="T1">=</text:span><text:span text:style-name="T5">M</text:span><text:span text:style-name="T8">-</text:span>m;</text:p>
      <text:p text:style-name="P2">n<text:span text:style-name="T1">=</text:span><text:span text:style-name="T5">C</text:span><text:span text:style-name="T8">-</text:span>n;</text:p>
      <text:p text:style-name="P2"><text:span text:style-name="T2">if</text:span>(m<text:span text:style-name="T1">!=</text:span><text:span text:style-name="T7">0</text:span> <text:span text:style-name="T1">&amp;&amp;</text:span> m<text:span text:style-name="T1">&lt;</text:span>n){</text:p>
      <text:p text:style-name="P2"><text:span text:style-name="T2">return</text:span> <text:span text:style-name="T5">true</text:span>;</text:p>
      <text:p text:style-name="P2">}</text:p>
      <text:p text:style-name="P2"><text:span text:style-name="T2">return</text:span> <text:span text:style-name="T5">false</text:span>;</text:p>
      <text:p text:style-name="P2">}</text:p>
      <text:p text:style-name="P3"/>
      <text:p text:style-name="P2"><text:span text:style-name="T1">bool</text:span> <text:span text:style-name="T6">isGoal</text:span>(<text:span text:style-name="T1">int</text:span> m,<text:span text:style-name="T1">int</text:span> n ,<text:span text:style-name="T1">char</text:span> c){</text:p>
      <text:p text:style-name="P2"><text:span text:style-name="T9">//</text:span><text:span text:style-name="T10">Check if goal state is reached</text:span></text:p>
      <text:p text:style-name="P2"><text:span text:style-name="T2">if</text:span>(m<text:span text:style-name="T1">==</text:span><text:span text:style-name="T7">0</text:span> <text:span text:style-name="T1">&amp;&amp;</text:span> n<text:span text:style-name="T1">==</text:span><text:span text:style-name="T7">0</text:span>){</text:p>
      <text:p text:style-name="P2"><text:span text:style-name="T2">return</text:span> <text:span text:style-name="T5">true</text:span>; </text:p>
      <text:p text:style-name="P2">} </text:p>
      <text:p text:style-name="P2"><text:span text:style-name="T2">return</text:span> <text:span text:style-name="T5">false</text:span>;</text:p>
      <text:p text:style-name="P2">}</text:p>
      <text:p text:style-name="P2"><text:span text:style-name="T1">char</text:span> <text:span text:style-name="T6">sideComplement</text:span>(<text:span text:style-name="T1">char</text:span> side){</text:p>
      <text:p text:style-name="P2"><text:soft-page-break/><text:span text:style-name="T9">//</text:span><text:span text:style-name="T10">Returns the complement of current side</text:span></text:p>
      <text:p text:style-name="P2"><text:span text:style-name="T2">if</text:span>(side<text:span text:style-name="T1">==</text:span><text:span text:style-name="T3">'</text:span><text:span text:style-name="T4">R</text:span><text:span text:style-name="T3">'</text:span>)</text:p>
      <text:p text:style-name="P2"><text:span text:style-name="T2">return</text:span> <text:span text:style-name="T3">'</text:span><text:span text:style-name="T4">L</text:span><text:span text:style-name="T3">'</text:span>;</text:p>
      <text:p text:style-name="P2"><text:span text:style-name="T2">return</text:span> <text:span text:style-name="T3">'</text:span><text:span text:style-name="T4">R</text:span><text:span text:style-name="T3">'</text:span>;</text:p>
      <text:p text:style-name="P2">}</text:p>
      <text:p text:style-name="P3"/>
      <text:p text:style-name="P2"><text:span text:style-name="T1">bool</text:span> <text:span text:style-name="T6">isValid</text:span>(<text:span text:style-name="T1">int</text:span> m, <text:span text:style-name="T1">int</text:span> c,<text:span text:style-name="T1">int</text:span> i,<text:span text:style-name="T1">int</text:span> j, <text:span text:style-name="T1">char</text:span> side){</text:p>
      <text:p text:style-name="P2"><text:span text:style-name="T9">// </text:span><text:span text:style-name="T10">Checks if a particular new state is valid</text:span></text:p>
      <text:p text:style-name="P2"><text:span text:style-name="T9">// </text:span><text:span text:style-name="T10">Is the number of passengers within the capacity of</text:span></text:p>
      <text:p text:style-name="P2"><text:span text:style-name="T9">// </text:span><text:span text:style-name="T10">the boat and greater than 0?</text:span></text:p>
      <text:p text:style-name="P2"><text:span text:style-name="T1">int</text:span> <text:span text:style-name="T5">numPassengers</text:span><text:span text:style-name="T1">=</text:span><text:span text:style-name="T7">0</text:span>;</text:p>
      <text:p text:style-name="P2"><text:span text:style-name="T2">if</text:span>(<text:span text:style-name="T5">DEBUG</text:span>){<text:span text:style-name="T5">cout</text:span><text:span text:style-name="T6">&lt;&lt;</text:span>i<text:span text:style-name="T6">&lt;&lt;</text:span><text:span text:style-name="T3">"</text:span><text:span text:style-name="T4"> </text:span><text:span text:style-name="T3">"</text:span><text:span text:style-name="T6">&lt;&lt;</text:span>j<text:span text:style-name="T6">&lt;&lt;</text:span><text:span text:style-name="T3">"</text:span><text:span text:style-name="T4"> </text:span><text:span text:style-name="T3">"</text:span><text:span text:style-name="T6">&lt;&lt;endl</text:span>;}</text:p>
      <text:p text:style-name="P2"><text:span text:style-name="T5">numPassengers</text:span><text:span text:style-name="T1">=</text:span>(m<text:span text:style-name="T8">-</text:span>i)<text:span text:style-name="T8">+</text:span>(c<text:span text:style-name="T8">-</text:span>j);</text:p>
      <text:p text:style-name="P2"><text:span text:style-name="T2">if</text:span>(<text:span text:style-name="T5">numPassengers</text:span><text:span text:style-name="T1">&gt;</text:span><text:span text:style-name="T5">B</text:span> <text:span text:style-name="T1">||</text:span> <text:span text:style-name="T5">numPassengers</text:span><text:span text:style-name="T1">==</text:span><text:span text:style-name="T7">0</text:span>){</text:p>
      <text:p text:style-name="P2"><text:span text:style-name="T2">if</text:span>(<text:span text:style-name="T5">DEBUG</text:span>){<text:span text:style-name="T5">cout</text:span><text:span text:style-name="T6">&lt;&lt;</text:span><text:span text:style-name="T3">"</text:span><text:span text:style-name="T4">not boat</text:span><text:span text:style-name="T3">"</text:span><text:span text:style-name="T6">&lt;&lt;endl</text:span>;}</text:p>
      <text:p text:style-name="P2"><text:span text:style-name="T2">return</text:span> <text:span text:style-name="T5">false</text:span>;</text:p>
      <text:p text:style-name="P2">}</text:p>
      <text:p text:style-name="P3"/>
      <text:p text:style-name="P2"><text:span text:style-name="T9">// </text:span><text:span text:style-name="T10">more cannibals?</text:span></text:p>
      <text:p text:style-name="P2"><text:span text:style-name="T2">if</text:span>(<text:span text:style-name="T6">moreCannibals</text:span>(i,j)){</text:p>
      <text:p text:style-name="P2"><text:span text:style-name="T2">if</text:span>(<text:span text:style-name="T5">DEBUG</text:span>){<text:span text:style-name="T5">cout</text:span><text:span text:style-name="T6">&lt;&lt;</text:span><text:span text:style-name="T3">"</text:span><text:span text:style-name="T4">more cannibals</text:span><text:span text:style-name="T3">"</text:span><text:span text:style-name="T6">&lt;&lt;endl</text:span>;}</text:p>
      <text:p text:style-name="P2"><text:span text:style-name="T2">return</text:span> <text:span text:style-name="T5">false</text:span>;</text:p>
      <text:p text:style-name="P2">}</text:p>
      <text:p text:style-name="P3"/>
      <text:p text:style-name="P2"><text:span text:style-name="T9">//</text:span><text:span text:style-name="T10">already seen?</text:span></text:p>
      <text:p text:style-name="P2"><text:span text:style-name="T2">if</text:span>(<text:span text:style-name="T6">seen</text:span>(i,j,<text:span text:style-name="T6">sideComplement</text:span>(side))){</text:p>
      <text:p text:style-name="P2"><text:span text:style-name="T2">if</text:span>(<text:span text:style-name="T5">DEBUG</text:span>){<text:span text:style-name="T5">cout</text:span><text:span text:style-name="T6">&lt;&lt;</text:span><text:span text:style-name="T3">"</text:span><text:span text:style-name="T4">Already seen</text:span><text:span text:style-name="T3">"</text:span><text:span text:style-name="T6">&lt;&lt;endl</text:span>;}</text:p>
      <text:p text:style-name="P2"><text:span text:style-name="T2">return</text:span> <text:span text:style-name="T5">false</text:span>;</text:p>
      <text:p text:style-name="P2">}</text:p>
      <text:p text:style-name="P2"><text:span text:style-name="T2">return</text:span> <text:span text:style-name="T5">true</text:span>;</text:p>
      <text:p text:style-name="P2">}</text:p>
      <text:p text:style-name="P3"/>
      <text:p text:style-name="P2"><text:span text:style-name="T1">bool</text:span> <text:span text:style-name="T6">mutate</text:span>(<text:span text:style-name="T1">int</text:span> m, <text:span text:style-name="T1">int</text:span> c, <text:span text:style-name="T1">char</text:span> side){</text:p>
      <text:p text:style-name="P2"><text:span text:style-name="T9">// </text:span><text:span text:style-name="T10">Checks all possible values for number of missionaries</text:span></text:p>
      <text:p text:style-name="P2"><text:span text:style-name="T9">// </text:span><text:span text:style-name="T10">and cannibals and if the state is valid it pushes it to the </text:span></text:p>
      <text:p text:style-name="P2"><text:span text:style-name="T9">// </text:span><text:span text:style-name="T10">back of the queue</text:span></text:p>
      <text:p text:style-name="P2"><text:span text:style-name="T1">int</text:span> <text:span text:style-name="T5">i</text:span>,<text:span text:style-name="T5">j</text:span>;</text:p>
      <text:p text:style-name="P2"><text:span text:style-name="T5">cout</text:span><text:span text:style-name="T6">&lt;&lt;</text:span><text:span text:style-name="T3">"</text:span><text:span text:style-name="T4">Mutating </text:span><text:span text:style-name="T3">"</text:span><text:span text:style-name="T6">&lt;&lt;</text:span>m<text:span text:style-name="T6">&lt;&lt;</text:span><text:span text:style-name="T3">"</text:span><text:span text:style-name="T4"> </text:span><text:span text:style-name="T3">"</text:span><text:span text:style-name="T6">&lt;&lt;</text:span>c<text:span text:style-name="T6">&lt;&lt;</text:span><text:span text:style-name="T3">"</text:span><text:span text:style-name="T4"> </text:span><text:span text:style-name="T3">"</text:span><text:span text:style-name="T6">&lt;&lt;</text:span>side<text:span text:style-name="T6">&lt;&lt;endl</text:span>;</text:p>
      <text:p text:style-name="P2"><text:span text:style-name="T2">if</text:span>(side<text:span text:style-name="T1">==</text:span><text:span text:style-name="T3">'</text:span><text:span text:style-name="T4">L</text:span><text:span text:style-name="T3">'</text:span>){</text:p>
      <text:p text:style-name="P2"><text:span text:style-name="T9">// </text:span><text:span text:style-name="T10">Going to the right</text:span></text:p>
      <text:p text:style-name="P2"><text:span text:style-name="T2">for</text:span>(<text:span text:style-name="T5">i</text:span><text:span text:style-name="T1">=</text:span>m;<text:span text:style-name="T5">i</text:span><text:span text:style-name="T1">&gt;=</text:span>m<text:span text:style-name="T8">-</text:span><text:span text:style-name="T5">B</text:span> <text:span text:style-name="T1">&amp;&amp;</text:span> <text:span text:style-name="T5">i</text:span><text:span text:style-name="T1">&gt;=</text:span><text:span text:style-name="T7">0</text:span>;<text:span text:style-name="T5">i</text:span><text:span text:style-name="T8">--</text:span>){</text:p>
      <text:p text:style-name="P2"><text:span text:style-name="T2">for</text:span>(<text:span text:style-name="T5">j</text:span><text:span text:style-name="T1">=</text:span>c;<text:span text:style-name="T5">j</text:span><text:span text:style-name="T1">&gt;=</text:span>c<text:span text:style-name="T8">-</text:span><text:span text:style-name="T5">B</text:span> <text:span text:style-name="T1">&amp;&amp;</text:span> <text:span text:style-name="T5">j</text:span><text:span text:style-name="T1">&gt;=</text:span><text:span text:style-name="T7">0</text:span>;<text:span text:style-name="T5">j</text:span><text:span text:style-name="T8">--</text:span>){</text:p>
      <text:p text:style-name="P2"><text:span text:style-name="T2">if</text:span>(<text:span text:style-name="T6">isValid</text:span>(m,c,<text:span text:style-name="T5">i</text:span>,<text:span text:style-name="T5">j</text:span>,side)){</text:p>
      <text:p text:style-name="P2"><text:span text:style-name="T9">// </text:span><text:span text:style-name="T10">is goal ?</text:span></text:p>
      <text:p text:style-name="P2"><text:span text:style-name="T2">if</text:span>(<text:span text:style-name="T6">isGoal</text:span>(<text:span text:style-name="T5">i</text:span>,<text:span text:style-name="T5">j</text:span>,<text:span text:style-name="T6">sideComplement</text:span>(side))){</text:p>
      <text:p text:style-name="P2"><text:span text:style-name="T5">cout</text:span><text:span text:style-name="T6">&lt;&lt;</text:span><text:span text:style-name="T3">"</text:span><text:span text:style-name="T4">Reached goal</text:span><text:span text:style-name="T3">"</text:span>;</text:p>
      <text:p text:style-name="P2"><text:span text:style-name="T2">return</text:span> <text:span text:style-name="T5">true</text:span>;</text:p>
      <text:p text:style-name="P2">}</text:p>
      <text:p text:style-name="P2"><text:span text:style-name="T1">struct</text:span> <text:span text:style-name="T5">node</text:span> <text:span text:style-name="T5">temp</text:span><text:span text:style-name="T1">=</text:span>{<text:span text:style-name="T5">i</text:span>,<text:span text:style-name="T5">j</text:span>,<text:span text:style-name="T6">sideComplement</text:span>(side)};</text:p>
      <text:p text:style-name="P2"><text:span text:style-name="T5">cout</text:span><text:span text:style-name="T6">&lt;&lt;</text:span><text:span text:style-name="T3">"</text:span><text:span text:style-name="T4">Pushing </text:span><text:span text:style-name="T3">"</text:span><text:span text:style-name="T6">&lt;&lt;</text:span><text:span text:style-name="T5">i</text:span><text:span text:style-name="T6">&lt;&lt;</text:span><text:span text:style-name="T3">"</text:span><text:span text:style-name="T4"> </text:span><text:span text:style-name="T3">"</text:span><text:span text:style-name="T6">&lt;&lt;</text:span><text:span text:style-name="T5">j</text:span><text:span text:style-name="T6">&lt;&lt;</text:span><text:span text:style-name="T3">"</text:span><text:span text:style-name="T4"> </text:span><text:span text:style-name="T3">"</text:span><text:span text:style-name="T6">&lt;&lt;sideComplement</text:span>(side)<text:span text:style-name="T6">&lt;&lt;endl</text:span>;</text:p>
      <text:p text:style-name="P2"><text:span text:style-name="T5">queue</text:span>.<text:span text:style-name="T6">push_back</text:span>(<text:span text:style-name="T5">temp</text:span>); </text:p>
      <text:p text:style-name="P2"><text:soft-page-break/>}</text:p>
      <text:p text:style-name="P2">}</text:p>
      <text:p text:style-name="P2">}</text:p>
      <text:p text:style-name="P2">}</text:p>
      <text:p text:style-name="P2"><text:span text:style-name="T2">else</text:span>{</text:p>
      <text:p text:style-name="P2"><text:span text:style-name="T9">//</text:span><text:span text:style-name="T10">Going left</text:span></text:p>
      <text:p text:style-name="P2"><text:span text:style-name="T2">for</text:span>(<text:span text:style-name="T5">i</text:span><text:span text:style-name="T1">=</text:span>m;<text:span text:style-name="T5">i</text:span><text:span text:style-name="T1">&lt;=</text:span>m<text:span text:style-name="T8">+</text:span><text:span text:style-name="T5">B</text:span> <text:span text:style-name="T1">&amp;&amp;</text:span> <text:span text:style-name="T5">i</text:span><text:span text:style-name="T1">&lt;=</text:span><text:span text:style-name="T5">M</text:span>;<text:span text:style-name="T5">i</text:span><text:span text:style-name="T1">++</text:span>){</text:p>
      <text:p text:style-name="P2"><text:span text:style-name="T2">for</text:span>(<text:span text:style-name="T5">j</text:span><text:span text:style-name="T1">=</text:span>c;<text:span text:style-name="T5">j</text:span><text:span text:style-name="T1">&lt;=</text:span>c<text:span text:style-name="T8">+</text:span><text:span text:style-name="T5">B</text:span><text:span text:style-name="T1">&amp;&amp;</text:span> <text:span text:style-name="T5">j</text:span><text:span text:style-name="T1">&lt;=</text:span><text:span text:style-name="T5">C</text:span>;<text:span text:style-name="T5">j</text:span><text:span text:style-name="T1">++</text:span>){</text:p>
      <text:p text:style-name="P2"><text:span text:style-name="T2">if</text:span>(<text:span text:style-name="T6">isValid</text:span>(m,c,<text:span text:style-name="T5">i</text:span>,<text:span text:style-name="T5">j</text:span>,side)){</text:p>
      <text:p text:style-name="P2"><text:span text:style-name="T9">// </text:span><text:span text:style-name="T10">is goal ?</text:span></text:p>
      <text:p text:style-name="P2"><text:span text:style-name="T2">if</text:span>(<text:span text:style-name="T6">isGoal</text:span>(<text:span text:style-name="T5">i</text:span>,<text:span text:style-name="T5">j</text:span>,<text:span text:style-name="T6">sideComplement</text:span>(side))){</text:p>
      <text:p text:style-name="P2"><text:span text:style-name="T5">cout</text:span><text:span text:style-name="T6">&lt;&lt;</text:span><text:span text:style-name="T3">"</text:span><text:span text:style-name="T4">Reached goal</text:span><text:span text:style-name="T3">"</text:span><text:span text:style-name="T6">&lt;&lt;endl</text:span>;</text:p>
      <text:p text:style-name="P2"><text:span text:style-name="T2">return</text:span> <text:span text:style-name="T5">true</text:span>;</text:p>
      <text:p text:style-name="P2">}</text:p>
      <text:p text:style-name="P2"><text:span text:style-name="T1">struct</text:span> <text:span text:style-name="T5">node</text:span> <text:span text:style-name="T5">temp</text:span><text:span text:style-name="T1">=</text:span>{<text:span text:style-name="T5">i</text:span>,<text:span text:style-name="T5">j</text:span>,<text:span text:style-name="T6">sideComplement</text:span>(side)};</text:p>
      <text:p text:style-name="P2"><text:span text:style-name="T5">cout</text:span><text:span text:style-name="T6">&lt;&lt;</text:span><text:span text:style-name="T3">"</text:span><text:span text:style-name="T4">Pushing </text:span><text:span text:style-name="T3">"</text:span><text:span text:style-name="T6">&lt;&lt;</text:span><text:span text:style-name="T5">i</text:span><text:span text:style-name="T6">&lt;&lt;</text:span><text:span text:style-name="T3">"</text:span><text:span text:style-name="T4"> </text:span><text:span text:style-name="T3">"</text:span><text:span text:style-name="T6">&lt;&lt;</text:span><text:span text:style-name="T5">j</text:span><text:span text:style-name="T6">&lt;&lt;</text:span><text:span text:style-name="T3">"</text:span><text:span text:style-name="T4"> </text:span><text:span text:style-name="T3">"</text:span><text:span text:style-name="T6">&lt;&lt;sideComplement</text:span>(side)<text:span text:style-name="T6">&lt;&lt;endl</text:span>;</text:p>
      <text:p text:style-name="P2"><text:span text:style-name="T5">queue</text:span>.<text:span text:style-name="T6">push_back</text:span>(<text:span text:style-name="T5">temp</text:span>); </text:p>
      <text:p text:style-name="P2">}</text:p>
      <text:p text:style-name="P2">}</text:p>
      <text:p text:style-name="P2">}</text:p>
      <text:p text:style-name="P3"/>
      <text:p text:style-name="P2">}</text:p>
      <text:p text:style-name="P2"><text:span text:style-name="T2">return</text:span> <text:span text:style-name="T5">false</text:span>;</text:p>
      <text:p text:style-name="P2">}</text:p>
      <text:p text:style-name="P2"><text:span text:style-name="T1">int</text:span> <text:span text:style-name="T6">main</text:span>(){</text:p>
      <text:p text:style-name="P2"><text:span text:style-name="T1">struct</text:span> <text:span text:style-name="T5">node</text:span> <text:span text:style-name="T5">init</text:span><text:span text:style-name="T1">=</text:span>{<text:span text:style-name="T5">M</text:span>,<text:span text:style-name="T5">C</text:span>,<text:span text:style-name="T3">'</text:span><text:span text:style-name="T4">L</text:span><text:span text:style-name="T3">'</text:span>};</text:p>
      <text:p text:style-name="P2"><text:span text:style-name="T5">queue</text:span>.<text:span text:style-name="T6">push_back</text:span>(<text:span text:style-name="T5">init</text:span>);</text:p>
      <text:p text:style-name="P3"/>
      <text:p text:style-name="P2"><text:span text:style-name="T9">//</text:span><text:span text:style-name="T10">Add initial node to visited</text:span></text:p>
      <text:p text:style-name="P2"><text:span text:style-name="T5">string</text:span> <text:span text:style-name="T5">temp</text:span><text:span text:style-name="T1">=</text:span><text:span text:style-name="T6">to_string</text:span>(<text:span text:style-name="T5">M</text:span>)<text:span text:style-name="T6">+</text:span><text:span text:style-name="T3">"</text:span><text:span text:style-name="T4">,</text:span><text:span text:style-name="T3">"</text:span><text:span text:style-name="T6">+to_string</text:span>(<text:span text:style-name="T5">C</text:span>)<text:span text:style-name="T6">+</text:span><text:span text:style-name="T3">'</text:span><text:span text:style-name="T4">L</text:span><text:span text:style-name="T3">'</text:span>;</text:p>
      <text:p text:style-name="P2"><text:span text:style-name="T5">visited</text:span><text:span text:style-name="T6">[</text:span><text:span text:style-name="T5">temp</text:span><text:span text:style-name="T6">]</text:span><text:span text:style-name="T1">=</text:span><text:span text:style-name="T5">true</text:span>;</text:p>
      <text:p text:style-name="P3"/>
      <text:p text:style-name="P2"><text:span text:style-name="T1">bool</text:span> <text:span text:style-name="T5">goal</text:span><text:span text:style-name="T1">=</text:span><text:span text:style-name="T5">false</text:span>;</text:p>
      <text:p text:style-name="P2"><text:span text:style-name="T2">while</text:span>(<text:span text:style-name="T1">!</text:span><text:span text:style-name="T5">queue</text:span>.<text:span text:style-name="T6">empty</text:span>() <text:span text:style-name="T1">&amp;&amp;</text:span> <text:span text:style-name="T1">!</text:span><text:span text:style-name="T5">goal</text:span>){</text:p>
      <text:p text:style-name="P2"><text:span text:style-name="T1">struct</text:span> <text:span text:style-name="T5">node</text:span> <text:span text:style-name="T5">s</text:span><text:span text:style-name="T1">=</text:span><text:span text:style-name="T5">queue</text:span>.<text:span text:style-name="T6">front</text:span>();</text:p>
      <text:p text:style-name="P2"><text:span text:style-name="T5">queue</text:span>.<text:span text:style-name="T6">pop_front</text:span>();</text:p>
      <text:p text:style-name="P2"><text:span text:style-name="T5">goal</text:span><text:span text:style-name="T1">=</text:span><text:span text:style-name="T6">mutate</text:span>(<text:span text:style-name="T5">s</text:span>.<text:span text:style-name="T8">m</text:span>,<text:span text:style-name="T5">s</text:span>.<text:span text:style-name="T8">c</text:span>,<text:span text:style-name="T5">s</text:span>.<text:span text:style-name="T8">side</text:span>);</text:p>
      <text:p text:style-name="P2">}</text:p>
      <text:p text:style-name="P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Output :</text:p>
      <text:p text:style-name="P8">Mutating 3 3 L</text:p>
      <text:p text:style-name="P8">Pushing 3 2 R</text:p>
      <text:p text:style-name="P8">Pushing 3 1 R</text:p>
      <text:p text:style-name="P8">Pushing 2 2 R</text:p>
      <text:p text:style-name="P8">Mutating 3 2 R</text:p>
      <text:p text:style-name="P8">Mutating 3 1 R</text:p>
      <text:p text:style-name="P8">Pushing 3 2 L</text:p>
      <text:p text:style-name="P8">Mutating 2 2 R</text:p>
      <text:p text:style-name="P8">Mutating 3 2 L</text:p>
      <text:p text:style-name="P8">Pushing 3 0 R</text:p>
      <text:p text:style-name="P8">Mutating 3 0 R</text:p>
      <text:p text:style-name="P8">Pushing 3 1 L</text:p>
      <text:p text:style-name="P8">Mutating 3 1 L</text:p>
      <text:p text:style-name="P8">Pushing 1 1 R</text:p>
      <text:p text:style-name="P8">Mutating 1 1 R</text:p>
      <text:p text:style-name="P8">Pushing 2 2 L</text:p>
      <text:p text:style-name="P8">Mutating 2 2 L</text:p>
      <text:p text:style-name="P8">Pushing 0 2 R</text:p>
      <text:p text:style-name="P8">Mutating 0 2 R</text:p>
      <text:p text:style-name="P8">Pushing 0 3 L</text:p>
      <text:p text:style-name="P8">Mutating 0 3 L</text:p>
      <text:p text:style-name="P8">Pushing 0 1 R</text:p>
      <text:p text:style-name="P8">Mutating 0 1 R</text:p>
      <text:p text:style-name="P8">Pushing 0 2 L</text:p>
      <text:p text:style-name="P8">Pushing 1 1 L</text:p>
      <text:p text:style-name="P8">Mutating 0 2 L</text:p>
      <text:p text:style-name="P8"/>
      <text:p text:style-name="P8"/>
      <text:p text:style-name="P8"/>
      <text:p text:style-name="P8"><text:span text:style-name="T11">Conclusion </text:span>: This Experiment was successfully executed and the output was verified.</text:p>
      <text:p text:style-name="P8"/>
      <text:p text:style-name="P9">Deepraj Bhosale </text:p>
      <text:p text:style-name="P9">181105016</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regular" svg:font-family="inter-regular, system-ui, apple-system, BlinkMacSystemFont, 'Segoe UI', Roboto, 'Helvetica Neue', Helvetica, Arial, sans-serif"/>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00:58:18.374410468</meta:creation-date>
    <dc:date>2021-07-29T13:18:51.340390818</dc:date>
    <meta:editing-duration>PT1M9S</meta:editing-duration>
    <meta:editing-cycles>2</meta:editing-cycles>
    <meta:generator>LibreOffice/7.1.4.2$Linux_X86_64 LibreOffice_project/10$Build-2</meta:generator>
    <meta:document-statistic meta:table-count="0" meta:image-count="0" meta:object-count="0" meta:page-count="5" meta:paragraph-count="180" meta:word-count="856" meta:character-count="5258" meta:non-whitespace-character-count="4565"/>
  </office:meta>
</office:document-meta>
</file>